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ORALES BELLIDO, FRANCISCO FLAV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YP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1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ORALES BELLIDO, FRANCISCO FLAVI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RUBEN CO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1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18:16:3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